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style:style style:name="T7" style:family="text">
      <style:text-properties fo:font-family="'Courier 10 Pitch'" style:font-style-name="Regular" style:font-pitch="fixed"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mpilers change code to make it run faster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But some optimizations don't hold for all data values.</text:span></text:p>
          </draw:text-box>
        </draw:frame>
        <draw:frame draw:style-name="gr2" draw:layer="layout" svg:width="22.854cm" svg:height="14.981cm" svg:x="4.324cm" svg:y="5.715cm">
          <draw:text-box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tax= income* FEDERAL_RATE/ 100 + </text:span></text:p>
            <text:p><text:span text:style-name="T4"><text:s text:c="9"/></text:span><text:span text:style-name="T4">income * STATE_RATE/ 100;</text:span></text:p>
            <text:p><text:span text:style-name="T4"><text:s text:c="3"/></text:span><text:span text:style-name="T4">return tax;</text:span></text:p>
            <text:p><text:span text:style-name="T4">}</text:span></text:p>
            <text:p><text:span text:style-name="T4"/></text:p>
            <text:p><text:span text:style-name="T4"/></text:p>
            <text:p><text:span text:style-name="T7">unsigned compute_tax( unsigned income )</text:span></text:p>
            <text:p><text:span text:style-name="T7">{</text:span></text:p>
            <text:p><text:span text:style-name="T7"><text:s text:c="3"/></text:span><text:span text:style-name="T7">// One div fewer! One mult fewer!</text:span></text:p>
            <text:p><text:span text:style-name="T7"><text:s text:c="3"/></text:span><text:span text:style-name="T7">tax= income* (FEDERAL_RATE+ STATE_RATE)/ </text:span></text:p>
            <text:p><text:span text:style-name="T7"><text:s text:c="9"/></text:span><text:span text:style-name="T7">100;</text:span></text:p>
            <text:p><text:span text:style-name="T7"><text:s text:c="3"/></text:span><text:span text:style-name="T7">return tax;</text:span></text:p>
            <text:p><text:span text:style-name="T7">}</text:span></text:p>
          </draw:text-box>
        </draw:frame>
        <draw:frame draw:style-name="gr3" draw:text-style-name="P3" draw:layer="layout" svg:width="5.358cm" svg:height="9.731cm" svg:x="2.119cm" svg:y="5.7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ptimized to: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Question:</text:span></text:p>
          </draw:text-box>
        </draw:frame>
        <draw:frame draw:style-name="gr3" draw:text-style-name="P3" draw:layer="layout" svg:width="24.543cm" svg:height="4.436cm" svg:x="2.119cm" svg:y="5.815cm">
          <draw:text-box>
            <text:p><text:span text:style-name="T5">What happens when the business grows enough that the variable </text:span></text:p>
            <text:p><text:span text:style-name="T5">“</text:span><text:span text:style-name="T5">income” exceeds 1 billion? <text:s/>(Assume a 32-bit integer length. <text:s/></text:span></text:p>
            <text:p><text:span text:style-name="T5">The sum of the two tax rates is at least 10.)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The LLVM compiler family calls the results in these corner cases “poison”.</text:span></text:p>
          </draw:text-box>
        </draw:frame>
        <draw:frame draw:style-name="gr2" draw:layer="layout" svg:width="18.79cm" svg:height="7.125cm" svg:x="2.54cm" svg:y="11.43cm">
          <draw:text-box>
            <text:p><text:span text:style-name="T4">int16_t compute_result( int16_t aa )</text:span></text:p>
            <text:p><text:span text:style-name="T4">{</text:span></text:p>
            <text:p><text:span text:style-name="T4"><text:s text:c="3"/></text:span><text:span text:style-name="T4">return 75 &lt;&lt; aa;</text:span></text:p>
            <text:p><text:span text:style-name="T4">}</text:span></text:p>
            <text:p><text:span text:style-name="T4"/></text:p>
            <text:p><text:span text:style-name="T4">int16_t foo= copute_result( 20 );</text:span></text:p>
            <text:p><text:span text:style-name="T4"/></text:p>
          </draw:text-box>
        </draw:frame>
        <draw:frame draw:style-name="gr3" draw:text-style-name="P3" draw:layer="layout" svg:width="25.491cm" svg:height="6.554cm" svg:x="2.119cm" svg:y="5.715cm">
          <draw:text-box>
            <text:p><text:span text:style-name="T5">If the optimized assembler code can ever generate a poison value, </text:span></text:p>
            <text:p><text:span text:style-name="T5">AND the poison value can be output (as opposed to being dropped),</text:span></text:p>
            <text:p><text:span text:style-name="T5">the optimization is dangerous and must be avoided.</text:span></text:p>
            <text:p><text:span text:style-name="T5"/></text:p>
            <text:p><text:span text:style-name="T5">Does this generate poison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lide title</text:span></text:p>
          </draw:text-box>
        </draw:frame>
        <draw:frame draw:style-name="gr2" draw:layer="layout" svg:width="9.646cm" svg:height="2.215cm" svg:x="10.795cm" svg:y="5.715cm">
          <draw:text-box>
            <text:p><text:span text:style-name="T4">Sample source code</text:span></text:p>
            <text:p><text:span text:style-name="T4"/></text:p>
          </draw:text-box>
        </draw:frame>
        <draw:frame draw:style-name="gr3" draw:text-style-name="P3" draw:layer="layout" svg:width="4.168cm" svg:height="2.318cm" svg:x="2.119cm" svg:y="5.715cm">
          <draw:text-box>
            <text:p><text:span text:style-name="T5">Body text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1H8M24S</meta:editing-duration>
    <meta:editing-cycles>9</meta:editing-cycles>
    <dc:date>2015-02-15T01:29:29</dc:date>
    <dc:creator>Christian Schreiner</dc:creator>
    <meta:generator>LibreOffice/4.0.4.2$Linux_X86_64 LibreOffice_project/400m0$Build-2</meta:generator>
    <meta:document-statistic meta:object-count="46"/>
  </office:meta>
</office:document-meta>
</file>